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1.997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_test_ac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p_val_acc</text:p>
          </table:table-cell>
          <table:table-cell office:value-type="string" calcext:value-type="string">
            <text:p>l4_val_acc</text:p>
          </table:table-cell>
          <table:table-cell office:value-type="string" calcext:value-type="string">
            <text:p>l4_no_pca_val_acc</text:p>
          </table:table-cell>
          <table:table-cell office:value-type="string" calcext:value-type="string">
            <text:p>hp_test_acc</text:p>
          </table:table-cell>
          <table:table-cell office:value-type="string" calcext:value-type="string">
            <text:p>l4_test_acc</text:p>
          </table:table-cell>
          <table:table-cell office:value-type="string" calcext:value-type="string">
            <text:p>l4_no_pca_test_acc</text:p>
          </table:table-cell>
          <table:table-cell office:value-type="string" calcext:value-type="string">
            <text:p>pooled?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, 19, 18</text:p>
          </table:table-cell>
          <table:table-cell office:value-type="string" calcext:value-type="string">
            <text:p>5, 2, 8, 14, 11, 10, 3, 13, 16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685" calcext:value-type="float">
            <text:p>0.868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, 12, 18</text:p>
          </table:table-cell>
          <table:table-cell office:value-type="string" calcext:value-type="string">
            <text:p>5, 13, 8, 3, 7, 2, 19, 16, 11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812" calcext:value-type="float">
            <text:p>0.81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, 3, 19</text:p>
          </table:table-cell>
          <table:table-cell office:value-type="string" calcext:value-type="string">
            <text:p>11, 8, 13, 5, 7, 16, 14, 2, 12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7771" calcext:value-type="float">
            <text:p>0.7771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126" calcext:value-type="float">
            <text:p>0.512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, 18, 19</text:p>
          </table:table-cell>
          <table:table-cell office:value-type="string" calcext:value-type="string">
            <text:p>11, 10, 2, 5, 14, 3, 16, 7, 13</text:p>
          </table:table-cell>
          <table:table-cell office:value-type="float" office:value="0.7997" calcext:value-type="float">
            <text:p>0.7997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812" calcext:value-type="float">
            <text:p>0.812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4122" calcext:value-type="float">
            <text:p>0.412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3, 11, 14</text:p>
          </table:table-cell>
          <table:table-cell office:value-type="string" calcext:value-type="string">
            <text:p>2, 5, 3, 12, 19, 10, 8, 16, 7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47" calcext:value-type="float">
            <text:p>0.847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599" calcext:value-type="float">
            <text:p>0.599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6553" calcext:value-type="float">
            <text:p>0.655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, 16, 3</text:p>
          </table:table-cell>
          <table:table-cell office:value-type="string" calcext:value-type="string">
            <text:p>14, 8, 12, 11, 10, 2, 19, 13, 18</text:p>
          </table:table-cell>
          <table:table-cell office:value-type="float" office:value="0.854" calcext:value-type="float">
            <text:p>0.854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379" calcext:value-type="float">
            <text:p>0.837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1, 8, 19</text:p>
          </table:table-cell>
          <table:table-cell office:value-type="string" calcext:value-type="string">
            <text:p>16, 3, 7, 14, 2, 10, 5, 18, 12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856" calcext:value-type="float">
            <text:p>0.856</text:p>
          </table:table-cell>
          <table:table-cell office:value-type="float" office:value="0.9374" calcext:value-type="float">
            <text:p>0.937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, 7, 10</text:p>
          </table:table-cell>
          <table:table-cell office:value-type="string" calcext:value-type="string">
            <text:p>3, 13, 18, 19, 14, 8, 16, 12, 1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79" calcext:value-type="float">
            <text:p>0.79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4, 7, 3</text:p>
          </table:table-cell>
          <table:table-cell office:value-type="string" calcext:value-type="string">
            <text:p>5, 19, 2, 8, 16, 12, 18, 13, 10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8634" calcext:value-type="float">
            <text:p>0.8634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8154" calcext:value-type="float">
            <text:p>0.815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8, 3, 14</text:p>
          </table:table-cell>
          <table:table-cell office:value-type="string" calcext:value-type="string">
            <text:p>18, 7, 2, 10, 5, 16, 11, 13, 12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644" calcext:value-type="float">
            <text:p>0.644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7553" calcext:value-type="float">
            <text:p>0.7553</text:p>
          </table:table-cell>
          <table:table-cell office:value-type="float" office:value="0.8508" calcext:value-type="float">
            <text:p>0.850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, 7, 13</text:p>
          </table:table-cell>
          <table:table-cell office:value-type="string" calcext:value-type="string">
            <text:p>2, 18, 19, 10, 16, 5, 8, 12, 11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759" calcext:value-type="float">
            <text:p>0.775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, 10, 2</text:p>
          </table:table-cell>
          <table:table-cell office:value-type="string" calcext:value-type="string">
            <text:p>14, 18, 5, 19, 11, 13, 8, 3, 12</text:p>
          </table:table-cell>
          <table:table-cell office:value-type="float" office:value="0.806" calcext:value-type="float">
            <text:p>0.806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68" calcext:value-type="float">
            <text:p>0.868</text:p>
          </table:table-cell>
          <table:table-cell office:value-type="float" office:value="0.8548" calcext:value-type="float">
            <text:p>0.854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, 10, 3</text:p>
          </table:table-cell>
          <table:table-cell office:value-type="string" calcext:value-type="string">
            <text:p>12, 7, 13, 19, 5, 8, 16, 14, 11</text:p>
          </table:table-cell>
          <table:table-cell office:value-type="float" office:value="0.7196" calcext:value-type="float">
            <text:p>0.7196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8186" calcext:value-type="float">
            <text:p>0.8186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275" calcext:value-type="float">
            <text:p>0.827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number-columns-repeated="2"/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7822" calcext:value-type="float">
            <text:p>0.7822</text:p>
          </table:table-cell>
          <table:table-cell table:style-name="ce1" office:value-type="float" office:value="0.7597" calcext:value-type="float">
            <text:p>0.7597</text:p>
          </table:table-cell>
          <table:table-cell table:style-name="ce1" office:value-type="float" office:value="0.8177" calcext:value-type="float">
            <text:p>0.8177</text:p>
          </table:table-cell>
          <table:table-cell table:style-name="ce1" office:value-type="float" office:value="0.7937" calcext:value-type="float">
            <text:p>0.7937</text:p>
          </table:table-cell>
          <table:table-cell table:style-name="ce1" office:value-type="float" office:value="0.7694" calcext:value-type="float">
            <text:p>0.7694</text:p>
          </table:table-cell>
          <table:table-cell table:style-name="ce1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4T12:59:39.507984025</dc:date>
    <meta:editing-duration>PT7M44S</meta:editing-duration>
    <meta:editing-cycles>2</meta:editing-cycles>
    <meta:generator>LibreOffice/6.4.4.2$Linux_X86_64 LibreOffice_project/40$Build-2</meta:generator>
    <meta:document-statistic meta:table-count="1" meta:cell-count="147" meta:object-count="0"/>
  </office:meta>
</office:document-meta>
</file>